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 types applications mobiles</text:p>
      <text:list xml:id="list1022226570782655795" text:style-name="L1">
        <text:list-item>
          <text:p text:style-name="P1">natives : écrite seulement pour android</text:p>
        </text:list-item>
        <text:list-item>
          <text:p text:style-name="P1">web : dialogue avec site à partir du navigateur</text:p>
        </text:list-item>
        <text:list-item>
          <text:p text:style-name="P1">hybrides : navigateur enrichi dialoguant avec application web distante ou non</text:p>
        </text:list-item>
      </text:list>
      <text:p text:style-name="Standard"/>
      <text:list xml:id="list7296834131064006302" text:style-name="L2">
        <text:list-item>
          <text:p text:style-name="P2">natives</text:p>
        </text:list-item>
      </text:list>
      <text:list xml:id="list5250177307400565348" text:style-name="L4">
        <text:list-item>
          <text:p text:style-name="P4">exploitent toutes les fonctionnalités</text:p>
        </text:list-item>
      </text:list>
      <text:list xml:id="list3757066269376437191" text:style-name="L3">
        <text:list-item>
          <text:p text:style-name="P3">de l'os</text:p>
        </text:list-item>
        <text:list-item>
          <text:p text:style-name="P3">du téléphone</text:p>
        </text:list-item>
        <text:list-item>
          <text:p text:style-name="P3">donc plus puissantes</text:p>
        </text:list-item>
      </text:list>
      <text:p text:style-name="Standard"/>
      <text:list xml:id="list4682971707613645155" text:style-name="L5">
        <text:list-item>
          <text:p text:style-name="P5">disponibles sur dépôt officiel (google play)</text:p>
        </text:list-item>
        <text:list-item>
          <text:p text:style-name="P5">UI cohérente avec les autres applications</text:p>
        </text:list-item>
        <text:list-item>
          <text:p text:style-name="P5">échanges des données avec les autres applications</text:p>
        </text:list-item>
        <text:list-item>
          <text:p text:style-name="P5">peuvent fonctionner sans le réseau (fragile en mobile)</text:p>
        </text:list-item>
        <text:list-item>
          <text:p text:style-name="P5">écrite en java</text:p>
        </text:list-item>
        <text:list-item>
          <text:p text:style-name="P5">beaucoup d'efforts pour une seule plateforme</text:p>
        </text:list-item>
      </text:list>
      <text:p text:style-name="Standard"/>
      <text:list xml:id="list8720106029612552882" text:style-name="L6">
        <text:list-item>
          <text:p text:style-name="P6">Web</text:p>
        </text:list-item>
      </text:list>
      <text:list xml:id="list2939826486761203908" text:style-name="L7">
        <text:list-item>
          <text:p text:style-name="P7">basées sur le web</text:p>
          <text:list>
            <text:list-item>
              <text:p text:style-name="P7">parfois existant</text:p>
            </text:list-item>
            <text:list-item>
              <text:p text:style-name="P7">pouvant resservir pour un autre os</text:p>
            </text:list-item>
          </text:list>
        </text:list-item>
      </text:list>
      <text:list xml:id="list2510655660060362602" text:style-name="L8">
        <text:list-item>
          <text:p text:style-name="P8">html5 et ses nouveautés transcendent les web apps</text:p>
        </text:list-item>
        <text:list-item>
          <text:p text:style-name="P8">techniques adaptatives (responsive) nécessaire</text:p>
        </text:list-item>
        <text:list-item>
          <text:p text:style-name="P8">Frameworks JS disponibles (Jquery Mobile...)</text:p>
        </text:list-item>
        <text:list-item>
          <text:p text:style-name="P8">Pas native, donc tranchent parmi les applications natives</text:p>
        </text:list-item>
        <text:list-item>
          <text:p text:style-name="P8">Attention aux problèmes de connexions</text:p>
        </text:list-item>
      </text:list>
      <text:p text:style-name="Standard"/>
      <text:list xml:id="list3525101030209809305" text:style-name="L9">
        <text:list-item>
          <text:p text:style-name="P9">Hybrides</text:p>
        </text:list-item>
      </text:list>
      <text:list xml:id="list3984598813322243441" text:style-name="L10">
        <text:list-item>
          <text:p text:style-name="P10">embarquent une web app</text:p>
        </text:list-item>
        <text:list-item>
          <text:p text:style-name="P10">plusieurs os cibles</text:p>
        </text:list-item>
        <text:list-item>
          <text:p text:style-name="P10">s'adaptent aux recommandations UX de l'OS</text:p>
        </text:list-item>
        <text:list-item>
          <text:p text:style-name="P10">exemples :</text:p>
          <text:list>
            <text:list-item>
              <text:p text:style-name="P10">PhoneGap</text:p>
            </text:list-item>
            <text:list-item>
              <text:p text:style-name="P10">Appcelerator</text:p>
            </text:list-item>
            <text:list-item>
              <text:p text:style-name="P10">Kivy</text:p>
            </text:list-item>
          </text:list>
        </text:list-item>
      </text:list>
      <text:list xml:id="list7924772848867951056" text:style-name="L11">
        <text:list-item>
          <text:p text:style-name="P11">adaptées par exemple pour les jeux</text:p>
        </text:list-item>
      </text:list>
      <text:p text:style-name="Standard"/>
      <text:list xml:id="list6425984577599339532" text:style-name="L12">
        <text:list-item>
          <text:p text:style-name="P12">Conclusion</text:p>
        </text:list-item>
      </text:list>
      <text:p text:style-name="Standard">Choix difficile 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08:10:15.32</meta:creation-date>
    <meta:document-statistic meta:table-count="0" meta:image-count="0" meta:object-count="0" meta:page-count="1" meta:paragraph-count="35" meta:word-count="183" meta:character-count="1045"/>
    <dc:date>2013-11-22T08:54:30.53</dc:date>
    <meta:editing-duration>PT13M24S</meta:editing-duration>
    <meta:editing-cycles>1</meta:editing-cycles>
    <meta:generator>OpenOffice/4.0.0$Win32 OpenOffice.org_project/400m3$Build-9702</meta:generator>
  </office:meta>
</office:document-meta>
</file>